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GNUTypeWriter" svg:font-family="GNUTypeWrite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GNUTypeWriter"/>
    </style:style>
    <style:style style:name="P2" style:family="paragraph" style:parent-style-name="Standard">
      <style:text-properties style:font-name="GNUTypeWrite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NU Typewriter 1.0</text:p>
      <text:p text:style-name="P1"/>
      <text:p text:style-name="P1">by Łukasz Komsta, www.komsta.net </text:p>
      <text:p text:style-name="P1"/>
      <text:p text:style-name="P1">(C) 2011, released under OFL (SIL OpenFont License)</text:p>
      <text:p text:style-name="P1"/>
      <text:p text:style-name="P1"/>
      <text:p text:style-name="P1">----------------------------------------------------------------</text:p>
      <text:p text:style-name="P1"/>
      <text:p text:style-name="P1">Some time ago, I have searched Internet for a free font, imitating a real typewriter. The ready to use solutions were divided to two groups - well looking typefaces being not free, or free ones being far away from desired look.</text:p>
      <text:p text:style-name="P1"/>
      <text:p text:style-name="P1">This led me to creation of this font. I have taken an academic thesis written in 1980s with an unknown Polish typewriter. After scanning several pages with 300 dpi resolution, I started my work with FontForge. Creation of latin glyphs with Polish diacritics were not so difficult, as it needed only vectorization of scanned letters and some tuning. </text:p>
      <text:p text:style-name="P1"/>
      <text:p text:style-name="P1">To make this font usable by large group of users, I have added basic accented glyphs for other languages and created cyryllic glyphs manually (Russian and Serbian), combining them from parts of Latin ones. Due to fact that they did not come from scanned real letters, current look of cyryllic glyphs is not perfect, however it is somehow usable :-&gt;</text:p>
      <text:p text:style-name="P1"/>
      <text:p text:style-name="P1">----------------------------------------------------------------</text:p>
      <text:p text:style-name="P1"/>
      <text:p text:style-name="P1">Example texts in different languages (texts taken from FontForge „Print” command):</text:p>
      <text:p text:style-name="P1"/>
      <text:p text:style-name="P1">Lorem ipsum dolor sit amet, consectetur adipisi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
      <text:p text:style-name="P1">Pchnąć w tę łódź jeża lub ośm skrzyń fig </text:p>
      <text:p text:style-name="P1"/>
      <text:p text:style-name="P1">В чащах юга жил-был цитрус -- да, но фальшивый экземпляръ!</text:p>
      <text:p text:style-name="P1"/>
      <text:p text:style-name="P1"><text:soft-page-break/>Ihr naht euch wieder, schwankende Gestalten,</text:p>
      <text:p text:style-name="P1">Die früh sich einst dem trüben Blick gezeigt.</text:p>
      <text:p text:style-name="P1">Versuch ich wohl, euch diesmal festzuhalten?</text:p>
      <text:p text:style-name="P1">Fühl ich mein Herz noch jenem Wahn geneigt?</text:p>
      <text:p text:style-name="P1">Ihr drängt euch zu! Nun gut, so mögt ihr walten,</text:p>
      <text:p text:style-name="P1">Wie ihr aus Dunst und Nebel um mich steigt;</text:p>
      <text:p text:style-name="P1">Mein Busen fühlt sich jugendlich erschüttert</text:p>
      <text:p text:style-name="P1">Vom Zauberhauch, der euren Zug umwittert.</text:p>
      <text:p text:style-name="P1"/>
      <text:p text:style-name="P1">Le dessein en est pris: je pars, cher Théramène,</text:p>
      <text:p text:style-name="P1">Et quitte le séjour de l'aimable Trézène.</text:p>
      <text:p text:style-name="P1">Dans le doute mortel dont je suis agité,</text:p>
      <text:p text:style-name="P1">Je commence à rougir de mon oisiveté.</text:p>
      <text:p text:style-name="P1">Depuis plus de six mois éloigné de mon père,</text:p>
      <text:p text:style-name="P1">J'ignore le destin d'une tête si chère;</text:p>
      <text:p text:style-name="P1">J'ignore jusqu'aux lieux qui le peuvent cacher.</text:p>
      <text:p text:style-name="P1"/>
      <text:p text:style-name="P1">У почетку беше Реч Божија, и та Реч беше у Бога, и Бог беше Реч.</text:p>
      <text:p text:style-name="P1"/>
      <text:p text:style-name="P1">En un lugar de la Mancha, de cuyo nombre no quiero acordarme, no ha mucho tiempo que vivía un hidalgo de los de lanza en astillero, adarga antigua, rocín flaco y galgo corredor.</text:p>
      <text:p text:style-name="P1"/>
      <text:p text:style-name="P1">Nel mezzo del cammin di nostra vita</text:p>
      <text:p text:style-name="P1">mi ritrovai per una selva obscura,</text:p>
      <text:p text:style-name="P1">ché la diritta via era smarrita.</text:p>
      <text:p text:style-name="P1">Ahi quanto a dir qual era è cosa dura</text:p>
      <text:p text:style-name="P1">esta selva selvaggia e aspra e forte</text:p>
      <text:p text:style-name="P1">che nel pensier rinova la paura!</text:p>
      <text:p text:style-name="P1"/>
      <text:p text:style-name="P1">As no lady or gentleman, with any claims to polite breeding, can possibly sympathize with the Chuzzlewit Family without being first assured of the extreme antiquity of the race, it is a great satisfaction to know that it undoubtedly descended in a direct line from Adam and Eve; and was, in the very earliest times, closely connected with the agricultural interest. If it should ever be urged by grudging and malicious persons, that a Chuzzlewit, in any period of the family history, displayed an overweening amount of family pride, surely the weakness will be considered not only pardonable but laudable, when the immense superiority of the house to the rest of mankind, in respect of this its ancient origin, is taken into account.</text:p>
      <text:p text:style-name="P1"/>
      <text:p text:style-name="P1">Om någon människa skulle komma resande till den lilla, lilla staden och så kanske ett tu tre råka förirra sig lite för långt <text:soft-page-break/>bort åt ena utkanten, då skulle den månniskan få se Villa Villekulla. Inte för att huset var så mycket att titta på just, en rätt fallfårdig gammal villa och en rätt vanskött gammal trädgård runt omkring, men främlingen skulle kanske i alla fall stanna och undra vem som bodde där.</text:p>
      <text:p text:style-name="P1"/>
      <text:p text:style-name="P1">Gan fod Argraffiad Rhydychen o'r Mabinogion yn rhoi'r testun yn union fel y digwydd yn y llawysgrifau, ac felly yn cyfarfod â gofyn yr ysgolhaig, bernais mai gwell mewn llawlyfr fel hwn oedd golygu peth arno er mwyn helpu'r ieuainc a'r dibrofiad yn yr hen orgraff.</text:p>
      <text:p text:style-name="P1"/>
      <text:p text:style-name="P1">„Tak nám zabili Ferdinanda,“ řekla posluhovačka panu Švejkovi, který opustiv před léty vojenskou službu, když byl definitivně prohlášen vojenskou lékařskou komisí za blba, živil se prodejem psů, ošklivých nečistokrevných oblud, kterým padělal rodokmeny.</text:p>
      <text:p text:style-name="P1"><text:s/>Kromě tohoto zaměstnání byl stižen revmatismem a mazal si právě kolena opodeldokem.</text:p>
      <text:p text:style-name="P1"/>
      <text:p text:style-name="P1">Македонскиот јазик во балканската јазична средина и наспрема соседните словенски јаеици. 1. Македонскиот јазик се говори во СР Македонија, и надвор од нејзините граници, во оние делови на Македонија што по балканските војни влегоа во составот на Грција и Бугарија.</text:p>
      <text:p text:style-name="P1"/>
      <text:p text:style-name="P1">ПРЕДМЕТ И ЗАДАЧИ НА ФОНЕТИКАТА Думата фонетика произлиза от гръцката дума фоне, която означава „звук“, „глас“, „тон“.</text:p>
      <text:p text:style-name="P1"/>
      <text:p text:style-name="P1">Razvoj glasoslovja je diametralno drugačen od razvoja morfologije. V govoru si besede slede. V vsaki sintagmi dobi beseda svojo vrednost, če je zvezana z besedo, ki je pred njo, in z besedo, ki ji sledi.</text:p>
      <text:p text:style-name="P1"/>
      <text:p text:style-name="P1">Bhí an Briathar(I) ann i dtús báire agus bhí an Briathar in éineacht le Dia, agus ba Dhia an Briathar. Bhí sé ann i dtús báire in éineacht le Dia.</text:p>
      <text:p text:style-name="P1"/>
      <text:p text:style-name="P1">Asieran Itza ba-zan, ta Itza Yainkoagan zan, ta Itza Yainko zan.</text:p>
      <text:p text:style-name="P1">Asieran Bera Yainkoagan zan.</text:p>
      <text:p text:style-name="P1"/>
      <text:p text:style-name="P1">No Principio era a Palavra, e a Palavra estava junto de Deos, e a Palavra era Deos. Esta estava no principio junto de Deos.</text:p>
      <text:p text:style-name="P1"/>
      <text:p text:style-name="P1">Begyndelsen var Ordet, og Ordet var hos Gud, og Ordet var Gud.</text:p>
      <text:p text:style-name="P1">Dette var i Begyndelsen hos Gud.</text:p>
      <text:p text:style-name="P1"><text:soft-page-break/></text:p>
      <text:p text:style-name="P1">I begynnelsen var Ordet, och Ordet var hos Gud, och Ordet var Gud. Han var i begynnelsen hos Gud.</text:p>
      <text:p text:style-name="P1"/>
      <text:p text:style-name="P1">I begynnelsen var Ordet, Ordet var hos Gud, og Ordet var Gud.</text:p>
      <text:p text:style-name="P1">Han var i begynnelsen hos Gud. Alt er blitt til ved ham; uten ham er ikke noe blitt til av alt som er til.</text:p>
      <text:p text:style-name="P1"/>
      <text:p text:style-name="P1">I opphavet var Ordet, og Ordet var hjå Gud, og Ordet var Gud.</text:p>
      <text:p text:style-name="P1">Han var i opphavet hjå Gud.</text:p>
      <text:p text:style-name="P1"/>
      <text:p text:style-name="P1">In den beginne was het Woord en het Woord was bij God en het Woord was God. Dit was in den beginne bij God.</text:p>
      <text:p text:style-name="P1"/>
      <text:p text:style-name="P1">Alussa oli Sana, ja Sana oli Jumalan luona, Sana oli Jumala.</text:p>
      <text:p text:style-name="P1">ja hä oli alussa Jumalan luona.</text:p>
      <text:p text:style-name="P1"/>
      <text:p text:style-name="P1">Hapo mwanzo kulikuwako Neno, naye Neno alikuwako kwa Mungo, naye Neno alikuwa Mungu, Huyo mwanzo alikuwako kwa Mungu. Vyote vilvanyika kwa huyo; wala pasipo yeye hakikufanyika cho chote kilichofanyiki.</text:p>
      <text:p text:style-name="P1"/>
      <text:p text:style-name="P1"/>
      <text:p text:style-name="P1">---</text:p>
      <text:p text:style-name="P1"/>
      <text:p text:style-name="P1">Documentation written 2011.06.2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GNUTypeWriter" svg:font-family="GNUTypeWrite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6-24T18:38:08.32</meta:creation-date>
    <dc:date>2011-06-24T23:02:06.04</dc:date>
    <meta:editing-duration>PT01H32M52S</meta:editing-duration>
    <meta:editing-cycles>14</meta:editing-cycles>
    <meta:generator>OpenOffice.org/3.2$Win32 OpenOffice.org_project/320m18$Build-9502</meta:generator>
    <meta:document-statistic meta:table-count="0" meta:image-count="0" meta:object-count="0" meta:page-count="4" meta:paragraph-count="60" meta:word-count="1096" meta:character-count="6442"/>
  </office:meta>
</office:document-meta>
</file>